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Text_20_body">
      <style:text-properties officeooo:rsid="002d19c0" officeooo:paragraph-rsid="0032111a"/>
    </style:style>
    <style:style style:name="P3" style:family="paragraph" style:parent-style-name="Text_20_body">
      <style:text-properties officeooo:rsid="00358812" officeooo:paragraph-rsid="00358812"/>
    </style:style>
    <style:style style:name="P4" style:family="paragraph" style:parent-style-name="Heading_20_3">
      <style:text-properties officeooo:paragraph-rsid="0032111a"/>
    </style:style>
    <style:style style:name="P5" style:family="paragraph" style:parent-style-name="Heading_20_3">
      <style:paragraph-properties fo:margin-top="0.25cm" fo:margin-bottom="0.101cm" loext:contextual-spacing="false"/>
    </style:style>
    <style:style style:name="P6" style:family="paragraph" style:parent-style-name="Heading_20_3">
      <style:paragraph-properties fo:margin-top="0.199cm" fo:margin-bottom="0.25cm" loext:contextual-spacing="false"/>
    </style:style>
    <style:style style:name="P7" style:family="paragraph" style:parent-style-name="Heading_20_3">
      <style:paragraph-properties fo:margin-top="0.101cm" fo:margin-bottom="0cm" loext:contextual-spacing="false"/>
      <style:text-properties officeooo:rsid="002d19c0"/>
    </style:style>
    <style:style style:name="P8" style:family="paragraph" style:parent-style-name="Heading_20_3">
      <style:paragraph-properties fo:margin-top="0.101cm" fo:margin-bottom="0.101cm" loext:contextual-spacing="false"/>
    </style:style>
    <style:style style:name="P9" style:family="paragraph" style:parent-style-name="Heading_20_3">
      <style:paragraph-properties fo:margin-top="0.199cm" fo:margin-bottom="0.101cm" loext:contextual-spacing="false"/>
    </style:style>
    <style:style style:name="P10" style:family="paragraph" style:parent-style-name="Heading_20_3">
      <style:paragraph-properties fo:margin-top="0.199cm" fo:margin-bottom="0cm" loext:contextual-spacing="false"/>
    </style:style>
    <style:style style:name="P11" style:family="paragraph" style:parent-style-name="Text_20_body">
      <style:paragraph-properties fo:margin-top="0.101cm" fo:margin-bottom="0cm" loext:contextual-spacing="false"/>
      <style:text-properties officeooo:rsid="002d19c0"/>
    </style:style>
    <style:style style:name="P12" style:family="paragraph" style:parent-style-name="Heading_20_1" style:master-page-name="Right_20_Page">
      <style:paragraph-properties style:page-number="auto"/>
      <style:text-properties officeooo:rsid="0037379d" officeooo:paragraph-rsid="0037379d"/>
    </style:style>
    <style:style style:name="T1" style:family="text">
      <style:text-properties officeooo:rsid="002c5807"/>
    </style:style>
    <style:style style:name="T2" style:family="text">
      <style:text-properties officeooo:rsid="003737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Viva La Vida</text:h>
      <text:p text:style-name="Heading_20_2">(<text:span text:style-name="T2">Coldplay</text:span>)</text:p>
      <text:p text:style-name="P7">[INTRO]</text:p>
      <text:p text:style-name="P11">G A D Bm <text:s text:c="3"/>x2</text:p>
      <text:p text:style-name="P10">[VERSE 1]</text:p>
      <text:p text:style-name="P11">Bm <text:s text:c="7"/>G <text:s text:c="7"/>A</text:p>
      <text:p text:style-name="P11">I used to rule the world </text:p>
      <text:p text:style-name="P11"><text:s text:c="11"/>D <text:s text:c="19"/>Bm</text:p>
      <text:p text:style-name="P11">Seas would rise when I gave the word </text:p>
      <text:p text:style-name="P11"><text:s text:c="21"/>G <text:s text:c="6"/>A</text:p>
      <text:p text:style-name="P11">Now in the morning I sleep alone </text:p>
      <text:p text:style-name="P11"><text:s text:c="10"/>D <text:s text:c="16"/>Bm</text:p>
      <text:p text:style-name="P11">Sweep the streets I used to own</text:p>
      <text:p text:style-name="P9">[Interlude]</text:p>
      <text:p text:style-name="P11">G A D Bm <text:s text:c="3"/>x2</text:p>
      <text:p text:style-name="P9">[VERSE 2]</text:p>
      <text:p text:style-name="P11">Bm <text:s text:c="6"/>G <text:s text:c="8"/>A</text:p>
      <text:p text:style-name="P11">I used to roll the dice </text:p>
      <text:p text:style-name="P11"><text:s text:c="10"/>D <text:s text:c="16"/>Bm</text:p>
      <text:p text:style-name="P11">Feel the fear in my enemy's eyes </text:p>
      <text:p text:style-name="P11"><text:s text:c="14"/>G <text:s text:c="11"/>A</text:p>
      <text:p text:style-name="P11">Listen as the crowd would sing: </text:p>
      <text:p text:style-name="P11"><text:s text:c="10"/>D <text:s text:c="16"/>Bm</text:p>
      <text:p text:style-name="P11">"Now the old king is dead! Long live the king!"</text:p>
      <text:p text:style-name="P11"><text:s text:c="2"/>Bm <text:s text:c="8"/>G <text:s text:c="7"/>A</text:p>
      <text:p text:style-name="P11">One minute I held the key </text:p>
      <text:p text:style-name="P11"><text:s text:c="9"/>D <text:s text:c="19"/>Bm</text:p>
      <text:p text:style-name="P11">Next the walls were closed on me </text:p>
      <text:p text:style-name="P11"><text:s text:c="26"/>G <text:s text:c="7"/>A</text:p>
      <text:p text:style-name="P11">And I discovered that my castles stand </text:p>
      <text:p text:style-name="P11"><text:s text:c="5"/>D <text:s text:c="19"/>Bm</text:p>
      <text:p text:style-name="P11">Upon pillars of salt and pillars of sand </text:p>
      <text:p text:style-name="P8"><text:soft-page-break/>[CHORUS]</text:p>
      <text:p text:style-name="P11"><text:s text:c="2"/>G <text:s text:c="13"/>A</text:p>
      <text:p text:style-name="P11">I hear Jerusalem bells are ringing </text:p>
      <text:p text:style-name="P11">D <text:s text:c="12"/>Bm</text:p>
      <text:p text:style-name="P11">Roman Cavalry choirs are singing </text:p>
      <text:p text:style-name="P11">G <text:s text:c="15"/>A</text:p>
      <text:p text:style-name="P11">Be my mirror, my sword, and shield </text:p>
      <text:p text:style-name="P11"><text:s text:c="3"/>D <text:s text:c="16"/>Bm</text:p>
      <text:p text:style-name="P11">My missionaries in a foreign field </text:p>
      <text:p text:style-name="P11">G <text:s text:c="16"/>A</text:p>
      <text:p text:style-name="P11">For some reason I can't explain </text:p>
      <text:p text:style-name="P11">D <text:s text:c="20"/>Bm <text:s text:c="13"/>G <text:s text:c="5"/>A</text:p>
      <text:p text:style-name="P11">Once you go there was never, never an honest word</text:p>
      <text:p text:style-name="P11"><text:s text:c="9"/>F#m <text:s text:c="13"/>Bm</text:p>
      <text:p text:style-name="P11">That was when I ruled the world </text:p>
      <text:p text:style-name="P9">[INTERLUDE]</text:p>
      <text:p text:style-name="P11">G A D Bm <text:s text:c="3"/>x2</text:p>
      <text:p text:style-name="P9">[VERSE 3]</text:p>
      <text:p text:style-name="P11">Bm <text:s text:c="18"/>G <text:s text:c="4"/>A</text:p>
      <text:p text:style-name="P11">It was the wicked and wild wind </text:p>
      <text:p text:style-name="P11"><text:s text:c="14"/>D <text:s text:c="14"/>Bm</text:p>
      <text:p text:style-name="P11">Blew down the doors to let me in. </text:p>
      <text:p text:style-name="P11"><text:s text:c="26"/>G <text:s text:c="7"/>A</text:p>
      <text:p text:style-name="P11">Shattered windows and the sound of drums </text:p>
      <text:p text:style-name="P11"><text:s text:c="7"/>D <text:s text:c="19"/>Bm</text:p>
      <text:p text:style-name="P11">People couldn't believe what I'd become</text:p>
      <text:p text:style-name="P11">Bm <text:s text:c="6"/>G <text:s text:c="5"/>A</text:p>
      <text:p text:style-name="P11">Revolutionaries wait </text:p>
      <text:p text:style-name="P11"><text:s text:c="8"/>D <text:s text:c="14"/>Bm</text:p>
      <text:p text:style-name="P11">For my head on a silver plate </text:p>
      <text:p text:style-name="P11"><text:s text:c="19"/>G <text:s text:c="5"/>A</text:p>
      <text:p text:style-name="P11">Just a puppet on a lonely string</text:p>
      <text:p text:style-name="P11"><text:s text:c="3"/>D <text:s text:c="24"/>Bm</text:p>
      <text:p text:style-name="P11"><text:soft-page-break/>Oh who would ever want to be king? </text:p>
      <text:p text:style-name="Heading_20_3">[CHORUS]</text:p>
      <text:p text:style-name="P11"><text:s text:c="2"/>G <text:s text:c="13"/>A</text:p>
      <text:p text:style-name="P11">I hear Jerusalem bells are ringing </text:p>
      <text:p text:style-name="P11">D <text:s text:c="12"/>Bm</text:p>
      <text:p text:style-name="P11">Roman Cavalry choirs are singing </text:p>
      <text:p text:style-name="P11">G <text:s text:c="15"/>A</text:p>
      <text:p text:style-name="P11">Be my mirror, my sword, and shield </text:p>
      <text:p text:style-name="P11"><text:s text:c="3"/>D <text:s text:c="16"/>Bm</text:p>
      <text:p text:style-name="P11">My missionaries in a foreign field </text:p>
      <text:p text:style-name="P11">G <text:s text:c="16"/>A</text:p>
      <text:p text:style-name="P11">For some reason I can't explain </text:p>
      <text:p text:style-name="P11"><text:s text:c="2"/>D <text:s text:c="20"/>Bm</text:p>
      <text:p text:style-name="P11">I know Saint Peter won't call my name ,</text:p>
      <text:p text:style-name="P11"><text:s text:c="3"/>G <text:s text:c="11"/>A</text:p>
      <text:p text:style-name="P11">never an honest word</text:p>
      <text:p text:style-name="P11"><text:s text:c="14"/>F#m <text:s text:c="13"/>Bm</text:p>
      <text:p text:style-name="P11">But that was when I ruled the world <text:s/></text:p>
      <text:p text:style-name="Heading_20_3">[INTERLUDE]</text:p>
      <text:p text:style-name="P11">G <text:s/>Bm x3</text:p>
      <text:p text:style-name="P11">A x2</text:p>
      <text:p text:style-name="P11">G <text:s/>A <text:s/>D <text:s/>Bm <text:s text:c="3"/>x2</text:p>
      <text:p text:style-name="P11">(Ohhhhh Ohhh Ohhh)</text:p>
      <text:p text:style-name="Heading_20_3">[CHORUS]</text:p>
      <text:p text:style-name="P11"><text:s text:c="2"/>G <text:s text:c="13"/>A</text:p>
      <text:p text:style-name="P11">I hear Jerusalem bells are ringing </text:p>
      <text:p text:style-name="P11">D <text:s text:c="12"/>Bm</text:p>
      <text:p text:style-name="P11">Roman Cavalry choirs are singing </text:p>
      <text:p text:style-name="P11">G <text:s text:c="15"/>A</text:p>
      <text:p text:style-name="P11">Be my mirror, my sword, and shield </text:p>
      <text:p text:style-name="P11"><text:s text:c="3"/>D <text:s text:c="16"/>Bm</text:p>
      <text:p text:style-name="P11">My missionaries in a foreign field </text:p>
      <text:p text:style-name="P11"><text:soft-page-break/>G <text:s text:c="16"/>A</text:p>
      <text:p text:style-name="P11">For some reason I can't explain </text:p>
      <text:p text:style-name="P11"><text:s text:c="2"/>D <text:s text:c="20"/>Bm</text:p>
      <text:p text:style-name="P11">I know Saint Peter won't call my name ,</text:p>
      <text:p text:style-name="P11"><text:s text:c="3"/>G <text:s text:c="11"/>A</text:p>
      <text:p text:style-name="P11">never an honest word</text:p>
      <text:p text:style-name="P11"><text:s text:c="14"/>F#m <text:s text:c="14"/>Bm</text:p>
      <text:p text:style-name="P11">But that was when I ruled the world <text:s/></text:p>
      <text:p text:style-name="Heading_20_3">[OUTRO]</text:p>
      <text:p text:style-name="P11">G <text:s/>A <text:s/>F#m Bm</text:p>
      <text:p text:style-name="P11">Oooooh Oooooh Oooooh <text:s/>x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30M51S</meta:editing-duration>
    <meta:editing-cycles>40</meta:editing-cycles>
    <meta:generator>LibreOffice/6.0.1.1$MacOSX_X86_64 LibreOffice_project/60bfb1526849283ce2491346ed2aa51c465abfe6</meta:generator>
    <dc:title>Lyrics + Chords</dc:title>
    <dc:date>2020-12-24T14:23:55.938992209</dc:date>
    <meta:print-date>2017-04-03T12:23:29.985893000</meta:print-date>
    <meta:document-statistic meta:table-count="0" meta:image-count="0" meta:object-count="0" meta:page-count="4" meta:paragraph-count="108" meta:word-count="433" meta:character-count="2770" meta:non-whitespace-character-count="148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